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3838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18" style:family="table-cell" style:parent-style-name="Default">
      <style:table-cell-properties fo:background-color="#ff3838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00">
      <style:table-cell-properties fo:background-color="#ff3838" style:text-align-source="fix" style:repeat-content="false"/>
      <style:paragraph-properties fo:text-align="end" fo:margin-left="0in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21" style:family="table-cell" style:parent-style-name="Default" style:data-style-name="N100">
      <style:table-cell-properties fo:background-color="#ffff6d" style:text-align-source="fix" style:repeat-content="false"/>
      <style:paragraph-properties fo:text-align="end" fo:margin-left="0in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31" style:family="table-cell" style:parent-style-name="Default" style:data-style-name="N100">
      <style:table-cell-properties fo:background-color="#ff3838" style:text-align-source="fix" style:repeat-content="false"/>
      <style:paragraph-properties fo:text-align="end" fo:margin-left="0in"/>
      <style:text-properties style:use-window-font-color="true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end" fo:margin-left="0in"/>
    </style:style>
    <style:style style:name="ce34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20" style:family="table-cell" style:parent-style-name="Default" style:data-style-name="N100">
      <style:table-cell-properties style:text-align-source="fix" style:repeat-content="false" style:vertical-align="automatic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ff3838"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fo:background-color="#ff3838" style:text-align-source="fix" style:repeat-content="false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2" style:family="table-cell" style:parent-style-name="Default">
      <style:table-cell-properties fo:background-color="#ffff6d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43" style:family="table-cell" style:parent-style-name="Default">
      <style:table-cell-properties fo:background-color="#ff3838" style:text-align-source="fix" style:repeat-content="false"/>
      <style:paragraph-properties fo:text-align="start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in"/>
    </style:style>
    <style:style style:name="ce13" style:family="table-cell" style:parent-style-name="Default">
      <style:table-cell-properties fo:background-color="#ff3838"/>
    </style:style>
    <style:style style:name="ce29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f6d"/>
    </style:style>
    <style:style style:name="ce47" style:family="table-cell" style:parent-style-name="Default">
      <style:table-cell-properties fo:background-color="transparent"/>
      <style:text-properties style:use-window-font-color="true"/>
    </style:style>
    <style:style style:name="ce48" style:family="table-cell" style:parent-style-name="Default">
      <style:table-cell-properties fo:background-color="#ff3838"/>
      <style:text-properties style:use-window-font-color="true"/>
    </style:style>
    <style:style style:name="ce28" style:family="table-cell" style:parent-style-name="Default">
      <style:table-cell-properties style:vertical-align="automatic"/>
    </style:style>
    <style:style style:name="ce15" style:family="table-cell" style:parent-style-name="Default" style:data-style-name="N100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1"/>
        <table:table-column table:style-name="co1" table:number-columns-repeated="2" table:default-cell-style-name="ce5"/>
        <table:table-column table:style-name="co1" table:default-cell-style-name="ce1"/>
        <table:table-column table:style-name="co1" table:number-columns-repeated="5" table:default-cell-style-name="ce5"/>
        <table:table-column table:style-name="co1" table:default-cell-style-name="ce10"/>
        <table:table-column table:style-name="co1" table:number-columns-repeated="1013" table:default-cell-style-name="Default"/>
        <table:table-row table:style-name="ro1">
          <table:table-cell table:style-name="ce3" office:value-type="string" calcext:value-type="string">
            <text:p>Ex</text:p>
          </table:table-cell>
          <table:table-cell table:style-name="ce7" office:value-type="string" calcext:value-type="string">
            <text:p>Jpi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n</text:p>
          </table:table-cell>
          <table:table-cell table:style-name="ce7" office:value-type="string" calcext:value-type="string">
            <text:p>j</text:p>
          </table:table-cell>
          <table:table-cell table:style-name="ce3" office:value-type="string" calcext:value-type="string">
            <text:p>hcm</text:p>
          </table:table-cell>
          <table:table-cell table:style-name="ce3" office:value-type="string" calcext:value-type="string">
            <text:p>rmatch</text:p>
          </table:table-cell>
          <table:table-cell table:style-name="ce3" office:value-type="string" calcext:value-type="string">
            <text:p>jtmax</text:p>
          </table:table-cell>
          <table:table-cell table:style-name="ce3" office:value-type="string" calcext:value-type="string">
            <text:p>Ran_Fresco</text:p>
          </table:table-cell>
          <table:table-cell table:style-name="ce3" office:value-type="string" calcext:value-type="string">
            <text:p>Adjusted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4491" calcext:value-type="float">
            <text:p>4491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2"/>
          <table:table-cell table:style-name="ce15"/>
          <table:table-cell table:style-name="ce13" table:number-columns-repeated="999"/>
          <table:table-cell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5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4491" calcext:value-type="float">
            <text:p>4491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5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5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"/>
          <table:table-cell table:style-name="ce29" table:number-columns-repeated="3"/>
          <table:table-cell table:number-columns-repeated="1001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5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"/>
          <table:table-cell table:style-name="ce29" table:number-columns-repeated="3"/>
          <table:table-cell table:number-columns-repeated="1001"/>
        </table:table-row>
        <table:table-row table:style-name="ro1">
          <table:table-cell table:style-name="ce6" office:value-type="float" office:value="4491" calcext:value-type="float">
            <text:p>4491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4491" calcext:value-type="float">
            <text:p>4491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4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"/>
          <table:table-cell table:style-name="ce29" table:number-columns-repeated="3"/>
          <table:table-cell table:number-columns-repeated="1001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4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0.01" calcext:value-type="float">
            <text:p>0.0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"/>
          <table:table-cell table:style-name="ce29" table:number-columns-repeated="3"/>
          <table:table-cell table:number-columns-repeated="1001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5903" calcext:value-type="float">
            <text:p>5903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5903" calcext:value-type="float">
            <text:p>5903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6285" calcext:value-type="float">
            <text:p>6285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6285" calcext:value-type="float">
            <text:p>6285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6285" calcext:value-type="float">
            <text:p>6285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6582" calcext:value-type="float">
            <text:p>658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6582" calcext:value-type="float">
            <text:p>658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6582" calcext:value-type="float">
            <text:p>658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style-name="ce12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style-name="ce12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6" office:value-type="float" office:value="6931" calcext:value-type="float">
            <text:p>6931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22" office:value-type="string" calcext:value-type="string">
            <text:p>Fort.202 all 0</text:p>
          </table:table-cell>
          <table:table-cell table:style-name="ce13" table:number-columns-repeated="2"/>
          <table:table-cell table:style-name="ce9"/>
          <table:table-cell table:style-name="ce13" table:number-columns-repeated="1009"/>
          <table:table-cell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style-name="ce12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6" office:value-type="float" office:value="6931" calcext:value-type="float">
            <text:p>6931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22" office:value-type="string" calcext:value-type="string">
            <text:p>Fort.202 all 0</text:p>
          </table:table-cell>
          <table:table-cell table:style-name="ce13" table:number-columns-repeated="2"/>
          <table:table-cell table:style-name="ce9"/>
          <table:table-cell table:style-name="ce13" table:number-columns-repeated="1009"/>
          <table:table-cell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style-name="ce12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style-name="ce12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style-name="ce12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6931" calcext:value-type="float">
            <text:p>6931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6950" calcext:value-type="float">
            <text:p>6950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6950" calcext:value-type="float">
            <text:p>6950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4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4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4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4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4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9" office:value-type="string" calcext:value-type="string">
            <text:p>4+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4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9" office:value-type="string" calcext:value-type="string">
            <text:p>4+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4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4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9" office:value-type="string" calcext:value-type="string">
            <text:p>4+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4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4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4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4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4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4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9" office:value-type="string" calcext:value-type="string">
            <text:p>4+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3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9" office:value-type="string" calcext:value-type="string">
            <text:p>4+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4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string" calcext:value-type="string">
            <text:p>4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string" calcext:value-type="string">
            <text:p>4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694" calcext:value-type="float">
            <text:p>769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694" calcext:value-type="float">
            <text:p>769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694" calcext:value-type="float">
            <text:p>769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7973" calcext:value-type="float">
            <text:p>7973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973" calcext:value-type="float">
            <text:p>7973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7973" calcext:value-type="float">
            <text:p>7973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16" office:value-type="float" office:value="8019" calcext:value-type="float">
            <text:p>8019</text:p>
          </table:table-cell>
          <table:table-cell table:style-name="ce37" office:value-type="string" calcext:value-type="string">
            <text:p>0+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8019" calcext:value-type="float">
            <text:p>8019</text:p>
          </table:table-cell>
          <table:table-cell table:style-name="ce37" office:value-type="string" calcext:value-type="string">
            <text:p>0+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8019" calcext:value-type="float">
            <text:p>8019</text:p>
          </table:table-cell>
          <table:table-cell table:style-name="ce37" office:value-type="string" calcext:value-type="string">
            <text:p>0+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8019" calcext:value-type="float">
            <text:p>8019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8019" calcext:value-type="float">
            <text:p>8019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16" office:value-type="float" office:value="32" calcext:value-type="float">
            <text:p>32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8019" calcext:value-type="float">
            <text:p>8019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8019" calcext:value-type="float">
            <text:p>8019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8019" calcext:value-type="float">
            <text:p>8019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8019" calcext:value-type="float">
            <text:p>8019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8019" calcext:value-type="float">
            <text:p>8019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8019" calcext:value-type="float">
            <text:p>8019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188" calcext:value-type="float">
            <text:p>8188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188" calcext:value-type="float">
            <text:p>8188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188" calcext:value-type="float">
            <text:p>8188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188" calcext:value-type="float">
            <text:p>8188</text:p>
          </table:table-cell>
          <table:table-cell table:style-name="ce9" office:value-type="string" calcext:value-type="string">
            <text:p>4+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188" calcext:value-type="float">
            <text:p>8188</text:p>
          </table:table-cell>
          <table:table-cell table:style-name="ce9" office:value-type="string" calcext:value-type="string">
            <text:p>4+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188" calcext:value-type="float">
            <text:p>8188</text:p>
          </table:table-cell>
          <table:table-cell table:style-name="ce9" office:value-type="string" calcext:value-type="string">
            <text:p>4+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14" office:value-type="float" office:value="8188" calcext:value-type="float">
            <text:p>8188</text:p>
          </table:table-cell>
          <table:table-cell table:style-name="ce21" office:value-type="string" calcext:value-type="string">
            <text:p>4+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11/2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32" office:value-type="string" calcext:value-type="string">
            <text:p>rmatch does not converge</text:p>
          </table:table-cell>
          <table:table-cell table:style-name="ce35" table:number-columns-repeated="1012"/>
          <table:table-cell/>
        </table:table-row>
        <table:table-row table:style-name="ro1">
          <table:table-cell table:style-name="ce6" office:value-type="float" office:value="8188" calcext:value-type="float">
            <text:p>8188</text:p>
          </table:table-cell>
          <table:table-cell table:style-name="ce9" office:value-type="string" calcext:value-type="string">
            <text:p>4+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4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188" calcext:value-type="float">
            <text:p>8188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5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188" calcext:value-type="float">
            <text:p>8188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5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5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5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188" calcext:value-type="float">
            <text:p>8188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188" calcext:value-type="float">
            <text:p>8188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271" calcext:value-type="float">
            <text:p>8271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271" calcext:value-type="float">
            <text:p>8271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8271" calcext:value-type="float">
            <text:p>8271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359" calcext:value-type="float">
            <text:p>8359</text:p>
          </table:table-cell>
          <table:table-cell table:style-name="ce9" office:value-type="string" calcext:value-type="string">
            <text:p>0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0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359" calcext:value-type="float">
            <text:p>8359</text:p>
          </table:table-cell>
          <table:table-cell table:style-name="ce9" office:value-type="string" calcext:value-type="string">
            <text:p>0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0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359" calcext:value-type="float">
            <text:p>8359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359" calcext:value-type="float">
            <text:p>8359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484" calcext:value-type="float">
            <text:p>8484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484" calcext:value-type="float">
            <text:p>8484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484" calcext:value-type="float">
            <text:p>848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484" calcext:value-type="float">
            <text:p>848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8484" calcext:value-type="float">
            <text:p>848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551" calcext:value-type="float">
            <text:p>8551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string" calcext:value-type="string">
            <text:p>5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551" calcext:value-type="float">
            <text:p>8551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string" calcext:value-type="string">
            <text:p>5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string" calcext:value-type="string">
            <text:p>5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string" calcext:value-type="string">
            <text:p>5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8551" calcext:value-type="float">
            <text:p>8551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551" calcext:value-type="float">
            <text:p>8551</text:p>
          </table:table-cell>
          <table:table-cell table:style-name="ce9" office:value-type="string" calcext:value-type="string">
            <text:p>5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665" calcext:value-type="float">
            <text:p>8665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665" calcext:value-type="float">
            <text:p>8665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8748" calcext:value-type="float">
            <text:p>8748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8748" calcext:value-type="float">
            <text:p>8748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/>
          <table:table-cell table:style-name="ce13"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2+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2+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2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2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748" calcext:value-type="float">
            <text:p>8748</text:p>
          </table:table-cell>
          <table:table-cell table:style-name="ce9" office:value-type="string" calcext:value-type="string">
            <text:p>2+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9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748" calcext:value-type="float">
            <text:p>8748</text:p>
          </table:table-cell>
          <table:table-cell table:style-name="ce9" office:value-type="string" calcext:value-type="string">
            <text:p>2+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9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764" calcext:value-type="float">
            <text:p>876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764" calcext:value-type="float">
            <text:p>876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8764" calcext:value-type="float">
            <text:p>876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0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table:style-name="ce37" office:value-type="string" calcext:value-type="string">
            <text:p>0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0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table:style-name="ce37" office:value-type="string" calcext:value-type="string">
            <text:p>0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29" table:number-columns-repeated="1013"/>
        </table:table-row>
        <table:table-row table:style-name="ro1">
          <table:table-cell table:style-name="ce16" office:value-type="float" office:value="8851" calcext:value-type="float">
            <text:p>8851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style-name="ce29" table:number-columns-repeated="1013"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string" calcext:value-type="string">
            <text:p>6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string" calcext:value-type="string">
            <text:p>6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6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6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7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9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string" calcext:value-type="string">
            <text:p>7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7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7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7-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7-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9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8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3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8-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8-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8851" calcext:value-type="float">
            <text:p>8851</text:p>
          </table:table-cell>
          <table:table-cell table:style-name="ce9" office:value-type="string" calcext:value-type="string">
            <text:p>8-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9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rmatch does not converge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½</text:p>
          </table:table-cell>
          <table:table-cell table:style-name="ce17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3/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½</text:p>
          </table:table-cell>
          <table:table-cell table:style-name="ce17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3/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5/2</text:p>
          </table:table-cell>
          <table:table-cell table:style-name="ce17" office:value-type="float" office:value="0.01" calcext:value-type="float">
            <text:p>0.01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8" office:value-type="float" office:value="8935" calcext:value-type="float">
            <text:p>8935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18" office:value-type="float" office:value="0.01" calcext:value-type="float">
            <text:p>0.01</text:p>
          </table:table-cell>
          <table:table-cell table:style-name="ce6" table:number-columns-repeated="4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5/2</text:p>
          </table:table-cell>
          <table:table-cell table:style-name="ce17" office:value-type="float" office:value="0.01" calcext:value-type="float">
            <text:p>0.01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8" office:value-type="float" office:value="8935" calcext:value-type="float">
            <text:p>8935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18" office:value-type="float" office:value="0.01" calcext:value-type="float">
            <text:p>0.01</text:p>
          </table:table-cell>
          <table:table-cell table:style-name="ce6" table:number-columns-repeated="4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0" office:value-type="string" calcext:value-type="string">
            <text:p>2+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30" office:value-type="string" calcext:value-type="string">
            <text:p>½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2"/>
          <table:table-cell table:style-name="ce47" table:number-columns-repeated="1012"/>
          <table:table-cell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0" office:value-type="string" calcext:value-type="string">
            <text:p>2+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30" office:value-type="string" calcext:value-type="string">
            <text:p>½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2"/>
          <table:table-cell table:style-name="ce47" table:number-columns-repeated="1012"/>
          <table:table-cell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0" office:value-type="string" calcext:value-type="string">
            <text:p>2+</text:p>
          </table:table-cell>
          <table:table-cell table:style-name="ce17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3/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2"/>
          <table:table-cell table:style-name="ce47" table:number-columns-repeated="1012"/>
          <table:table-cell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0" office:value-type="string" calcext:value-type="string">
            <text:p>2+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30" office:value-type="string" calcext:value-type="string">
            <text:p>3/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2"/>
          <table:table-cell table:style-name="ce47" table:number-columns-repeated="1012"/>
          <table:table-cell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0" office:value-type="string" calcext:value-type="string">
            <text:p>2+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30" office:value-type="string" calcext:value-type="string">
            <text:p>5/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2"/>
          <table:table-cell table:style-name="ce47" table:number-columns-repeated="1012"/>
          <table:table-cell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0" office:value-type="string" calcext:value-type="string">
            <text:p>2+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30" office:value-type="string" calcext:value-type="string">
            <text:p>3/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2"/>
          <table:table-cell table:style-name="ce47" table:number-columns-repeated="1012"/>
          <table:table-cell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0" office:value-type="string" calcext:value-type="string">
            <text:p>2+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30" office:value-type="string" calcext:value-type="string">
            <text:p>5/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2"/>
          <table:table-cell table:style-name="ce47" table:number-columns-repeated="1012"/>
          <table:table-cell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0" office:value-type="string" calcext:value-type="string">
            <text:p>2+</text:p>
          </table:table-cell>
          <table:table-cell table:style-name="ce17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7/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2"/>
          <table:table-cell table:style-name="ce47" table:number-columns-repeated="1012"/>
          <table:table-cell/>
        </table:table-row>
        <table:table-row table:style-name="ro1">
          <table:table-cell table:style-name="ce18" office:value-type="float" office:value="8935" calcext:value-type="float">
            <text:p>8935</text:p>
          </table:table-cell>
          <table:table-cell table:style-name="ce31" office:value-type="string" calcext:value-type="string">
            <text:p>2+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31" office:value-type="string" calcext:value-type="string">
            <text:p>9/2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ort.202 all 0</text:p>
          </table:table-cell>
          <table:table-cell table:style-name="ce48" table:number-columns-repeated="1012"/>
          <table:table-cell/>
        </table:table-row>
        <table:table-row table:style-name="ro1">
          <table:table-cell table:style-name="ce17" office:value-type="float" office:value="8935" calcext:value-type="float">
            <text:p>8935</text:p>
          </table:table-cell>
          <table:table-cell table:style-name="ce30" office:value-type="string" calcext:value-type="string">
            <text:p>2+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0" office:value-type="string" calcext:value-type="string">
            <text:p>7/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42"/>
          <table:table-cell table:style-name="ce47" table:number-columns-repeated="1012"/>
          <table:table-cell/>
        </table:table-row>
        <table:table-row table:style-name="ro1">
          <table:table-cell table:style-name="ce18" office:value-type="float" office:value="8935" calcext:value-type="float">
            <text:p>8935</text:p>
          </table:table-cell>
          <table:table-cell table:style-name="ce31" office:value-type="string" calcext:value-type="string">
            <text:p>2+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31" office:value-type="string" calcext:value-type="string">
            <text:p>9/2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ort.202 all 0</text:p>
          </table:table-cell>
          <table:table-cell table:style-name="ce48" table:number-columns-repeated="1012"/>
          <table:table-cell/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string" calcext:value-type="string">
            <text:p>0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string" calcext:value-type="string">
            <text:p>0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938" calcext:value-type="float">
            <text:p>8938</text:p>
          </table:table-cell>
          <table:table-cell table:style-name="ce9" office:value-type="string" calcext:value-type="string">
            <text:p>0+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string" calcext:value-type="string">
            <text:p>0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938" calcext:value-type="float">
            <text:p>8938</text:p>
          </table:table-cell>
          <table:table-cell table:style-name="ce9" office:value-type="string" calcext:value-type="string">
            <text:p>0+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995" calcext:value-type="float">
            <text:p>8995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995" calcext:value-type="float">
            <text:p>8995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2+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2+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2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2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995" calcext:value-type="float">
            <text:p>8995</text:p>
          </table:table-cell>
          <table:table-cell table:style-name="ce9" office:value-type="string" calcext:value-type="string">
            <text:p>2+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9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8995" calcext:value-type="float">
            <text:p>8995</text:p>
          </table:table-cell>
          <table:table-cell table:style-name="ce9" office:value-type="string" calcext:value-type="string">
            <text:p>2+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9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9092" calcext:value-type="float">
            <text:p>909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092" calcext:value-type="float">
            <text:p>909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092" calcext:value-type="float">
            <text:p>909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136" calcext:value-type="float">
            <text:p>9136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6" office:value-type="float" office:value="9136" calcext:value-type="float">
            <text:p>9136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136" calcext:value-type="float">
            <text:p>9136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226" calcext:value-type="float">
            <text:p>9226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226" calcext:value-type="float">
            <text:p>9226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+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+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9226" calcext:value-type="float">
            <text:p>9226</text:p>
          </table:table-cell>
          <table:table-cell table:style-name="ce9" office:value-type="string" calcext:value-type="string">
            <text:p>2+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9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9226" calcext:value-type="float">
            <text:p>9226</text:p>
          </table:table-cell>
          <table:table-cell table:style-name="ce9" office:value-type="string" calcext:value-type="string">
            <text:p>2+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9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-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19"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y</text:p>
          </table:table-cell>
          <table:table-cell table:style-name="ce26"/>
          <table:table-cell table:style-name="ce28" table:number-columns-repeated="1012"/>
          <table:table-cell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2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226" calcext:value-type="float">
            <text:p>9226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226" calcext:value-type="float">
            <text:p>9226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9226" calcext:value-type="float">
            <text:p>9226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+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+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227" calcext:value-type="float">
            <text:p>9227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227" calcext:value-type="float">
            <text:p>9227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2+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2+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2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2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2+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9227" calcext:value-type="float">
            <text:p>9227</text:p>
          </table:table-cell>
          <table:table-cell table:style-name="ce9" office:value-type="string" calcext:value-type="string">
            <text:p>2+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9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227" calcext:value-type="float">
            <text:p>9227</text:p>
          </table:table-cell>
          <table:table-cell table:style-name="ce9" office:value-type="string" calcext:value-type="string">
            <text:p>2+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9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16" office:value-type="float" office:value="9405" calcext:value-type="float">
            <text:p>9405</text:p>
          </table:table-cell>
          <table:table-cell table:style-name="ce37" office:value-type="string" calcext:value-type="string">
            <text:p>0+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05" calcext:value-type="float">
            <text:p>9405</text:p>
          </table:table-cell>
          <table:table-cell table:style-name="ce37" office:value-type="string" calcext:value-type="string">
            <text:p>0+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9405" calcext:value-type="float">
            <text:p>9405</text:p>
          </table:table-cell>
          <table:table-cell table:style-name="ce9" office:value-type="string" calcext:value-type="string">
            <text:p>0+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9405" calcext:value-type="float">
            <text:p>9405</text:p>
          </table:table-cell>
          <table:table-cell table:style-name="ce37" office:value-type="string" calcext:value-type="string">
            <text:p>0+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9405" calcext:value-type="float">
            <text:p>9405</text:p>
          </table:table-cell>
          <table:table-cell table:style-name="ce9" office:value-type="string" calcext:value-type="string">
            <text:p>0+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5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9405" calcext:value-type="float">
            <text:p>9405</text:p>
          </table:table-cell>
          <table:table-cell table:style-name="ce37" office:value-type="string" calcext:value-type="string">
            <text:p>2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½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05" calcext:value-type="float">
            <text:p>9405</text:p>
          </table:table-cell>
          <table:table-cell table:style-name="ce37" office:value-type="string" calcext:value-type="string">
            <text:p>2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05" calcext:value-type="float">
            <text:p>9405</text:p>
          </table:table-cell>
          <table:table-cell table:style-name="ce37" office:value-type="string" calcext:value-type="string">
            <text:p>2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½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05" calcext:value-type="float">
            <text:p>9405</text:p>
          </table:table-cell>
          <table:table-cell table:style-name="ce37" office:value-type="string" calcext:value-type="string">
            <text:p>2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05" calcext:value-type="float">
            <text:p>9405</text:p>
          </table:table-cell>
          <table:table-cell table:style-name="ce37" office:value-type="string" calcext:value-type="string">
            <text:p>2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5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05" calcext:value-type="float">
            <text:p>9405</text:p>
          </table:table-cell>
          <table:table-cell table:style-name="ce37" office:value-type="string" calcext:value-type="string">
            <text:p>2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7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05" calcext:value-type="float">
            <text:p>9405</text:p>
          </table:table-cell>
          <table:table-cell table:style-name="ce37" office:value-type="string" calcext:value-type="string">
            <text:p>2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5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05" calcext:value-type="float">
            <text:p>9405</text:p>
          </table:table-cell>
          <table:table-cell table:style-name="ce37" office:value-type="string" calcext:value-type="string">
            <text:p>2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7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9419" calcext:value-type="float">
            <text:p>9419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9419" calcext:value-type="float">
            <text:p>9419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9419" calcext:value-type="float">
            <text:p>9419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9419" calcext:value-type="float">
            <text:p>9419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19" calcext:value-type="float">
            <text:p>9419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5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19" calcext:value-type="float">
            <text:p>9419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7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19" calcext:value-type="float">
            <text:p>9419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5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19" calcext:value-type="float">
            <text:p>9419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7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19" calcext:value-type="float">
            <text:p>9419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9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 office:value-type="string" calcext:value-type="string">
            <text:p>rmatch sensitive</text:p>
          </table:table-cell>
          <table:table-cell table:style-name="ce29" table:number-columns-repeated="1013"/>
        </table:table-row>
        <table:table-row table:style-name="ro1">
          <table:table-cell table:style-name="ce6" office:value-type="float" office:value="9419" calcext:value-type="float">
            <text:p>9419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½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½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5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9432" calcext:value-type="float">
            <text:p>9432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1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5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9432" calcext:value-type="float">
            <text:p>9432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6" office:value-type="float" office:value="9432" calcext:value-type="float">
            <text:p>943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6" office:value-type="float" office:value="9432" calcext:value-type="float">
            <text:p>943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string" calcext:value-type="string">
            <text:p>3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5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7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5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7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3-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9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 office:value-type="string" calcext:value-type="string">
            <text:p>rmatch sensitive</text:p>
          </table:table-cell>
          <table:table-cell table:style-name="ce29" table:number-columns-repeated="1013"/>
        </table:table-row>
        <table:table-row table:style-name="ro1">
          <table:table-cell table:style-name="ce6" office:value-type="float" office:value="9432" calcext:value-type="float">
            <text:p>943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4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5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4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7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4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5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4-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string" calcext:value-type="string">
            <text:p>7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/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4-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9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 office:value-type="string" calcext:value-type="string">
            <text:p>rmatch sensitive</text:p>
          </table:table-cell>
          <table:table-cell table:style-name="ce29" table:number-columns-repeated="1013"/>
        </table:table-row>
        <table:table-row table:style-name="ro1">
          <table:table-cell table:style-name="ce16" office:value-type="float" office:value="9432" calcext:value-type="float">
            <text:p>9432</text:p>
          </table:table-cell>
          <table:table-cell table:style-name="ce37" office:value-type="string" calcext:value-type="string">
            <text:p>4-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string" calcext:value-type="string">
            <text:p>11/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2" office:value-type="string" calcext:value-type="string">
            <text:p>rmatch sensitive</text:p>
          </table:table-cell>
          <table:table-cell table:style-name="ce29" table:number-columns-repeated="1013"/>
        </table:table-row>
        <table:table-row table:style-name="ro1">
          <table:table-cell table:style-name="ce6" office:value-type="float" office:value="9454" calcext:value-type="float">
            <text:p>945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454" calcext:value-type="float">
            <text:p>945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9454" calcext:value-type="float">
            <text:p>9454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538" calcext:value-type="float">
            <text:p>9538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538" calcext:value-type="float">
            <text:p>9538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9603" calcext:value-type="float">
            <text:p>9603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603" calcext:value-type="float">
            <text:p>9603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9603" calcext:value-type="float">
            <text:p>9603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½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1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605" calcext:value-type="float">
            <text:p>9605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1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605" calcext:value-type="float">
            <text:p>9605</text:p>
          </table:table-cell>
          <table:table-cell table:style-name="ce9" office:value-type="string" calcext:value-type="string">
            <text:p>1-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7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9662" calcext:value-type="float">
            <text:p>966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662" calcext:value-type="float">
            <text:p>966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9662" calcext:value-type="float">
            <text:p>9662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6" office:value-type="float" office:value="9669" calcext:value-type="float">
            <text:p>9669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6" office:value-type="float" office:value="9669" calcext:value-type="float">
            <text:p>9669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½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/2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string" calcext:value-type="string">
            <text:p>3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match sensitive</text:p>
          </table:table-cell>
          <table:table-cell table:number-columns-repeated="1013"/>
        </table:table-row>
        <table:table-row table:style-name="ro1">
          <table:table-cell table:style-name="ce6" office:value-type="float" office:value="9669" calcext:value-type="float">
            <text:p>9669</text:p>
          </table:table-cell>
          <table:table-cell table:style-name="ce9" office:value-type="string" calcext:value-type="string">
            <text:p>3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1/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/>
          <table:table-cell table:style-name="ce11" office:value-type="string" calcext:value-type="string">
            <text:p>Fort.202 all 0</text:p>
          </table:table-cell>
          <table:table-cell table:style-name="ce13" table:number-columns-repeated="1012"/>
          <table:table-cell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2:04:39.947569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2:56:27.038460672</meta:creation-date>
    <dc:date>2022-12-19T12:11:10.113749677</dc:date>
    <meta:editing-duration>PT22H39M19S</meta:editing-duration>
    <meta:editing-cycles>584</meta:editing-cycles>
    <meta:generator>LibreOffice/6.4.7.2$Linux_X86_64 LibreOffice_project/40$Build-2</meta:generator>
    <meta:document-statistic meta:table-count="1" meta:cell-count="5908" meta:object-count="0"/>
  </office:meta>
</office:document-meta>
</file>